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caa1"/>
    </style:style>
    <style:style style:name="P2" style:family="paragraph" style:parent-style-name="Standard">
      <style:text-properties officeooo:paragraph-rsid="04acf22f"/>
    </style:style>
    <style:style style:name="P3" style:family="paragraph" style:parent-style-name="Standard">
      <style:text-properties officeooo:paragraph-rsid="04b1711a"/>
    </style:style>
    <style:style style:name="T1" style:family="text">
      <style:text-properties fo:color="#000000" style:text-line-through-style="none" style:text-line-through-type="none" style:font-name="Calibri" fo:font-size="9pt" style:text-underline-style="none" fo:font-weight="normal" officeooo:rsid="04abca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cf2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bold" officeooo:rsid="04abcaa1" style:text-blinking="false" fo:background-color="#ffffff" loext:char-shading-value="0" style:font-name-asian="Times New Roman1" style:font-size-asian="9pt" style:font-weight-asian="bold" style:font-name-complex="Arial" style:font-size-complex="9pt" style:font-weight-complex="bold" loext:padding="0cm"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ource_20_Text"><text:span text:style-name="T1">Pastebin is similar to tinyUrl with additional requirement of object store to store the pasted content by the users. We can store the pasted content of the users directly in some object store and get its path which is a long url and rest of the story is like tinyUrl.</text:span></text:span></text:p>
      <text:p text:style-name="P3"><text:span text:style-name="Source_20_Text"><text:span text:style-name="T2">To know about object store, see the following link:</text:span></text:span></text:p>
      <text:p text:style-name="P2"><text:a xlink:type="simple" xlink:href="http://searchstorage.techtarget.com/feature/How-an-object-store-differs-from-file-and-block-storage" text:style-name="Internet_20_link" text:visited-style-name="Visited_20_Internet_20_Link"><text:span text:style-name="Source_20_Text"><text:span text:style-name="T2">http://searchstorage.techtarget.com/feature/How-an-object-store-differs-from-file-and-block-storage</text:span></text:span></text:a></text:p>
      <text:p text:style-name="P2"><text:span text:style-name="Source_20_Text"><text:span text:style-name="T2"/></text:span></text:p>
      <text:p text:style-name="P1"><text:span text:style-name="Source_20_Text"><text:span text:style-name="T1"/></text:span></text:p>
      <text:p text:style-name="P1"><text:a xlink:type="simple" xlink:href="https://github.com/donnemartin/system-design-primer/tree/master/solutions/system_design/pastebin" text:style-name="Internet_20_link" text:visited-style-name="Visited_20_Internet_20_Link"><text:span text:style-name="Source_20_Text"><text:span text:style-name="T3">https://github.com/donnemartin/system-design-primer/tree/master/solutions/system_design/pastebin</text:span></text:span></text:a></text:p>
      <text:p text:style-name="P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1-19T12:00:04.585429351</dc:date>
    <meta:editing-duration>P12DT15H50M34S</meta:editing-duration>
    <meta:editing-cycles>1148</meta:editing-cycles>
    <meta:document-statistic meta:table-count="0" meta:image-count="0" meta:object-count="0" meta:page-count="1" meta:paragraph-count="4" meta:word-count="61" meta:character-count="513" meta:non-whitespace-character-count="456"/>
  </office:meta>
</office:document-meta>
</file>